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5d16d9" officeooo:paragraph-rsid="0004c55e" style:font-size-asian="12pt" style:font-style-asian="italic" style:font-size-complex="12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2b9a8" officeooo:paragraph-rsid="0004c55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47873" officeooo:paragraph-rsid="0004c55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73fd7" officeooo:paragraph-rsid="0004c55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a8f8a" officeooo:paragraph-rsid="0004c55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1286f" officeooo:paragraph-rsid="0004c55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afb09" officeooo:paragraph-rsid="0004c55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bbb74" officeooo:paragraph-rsid="0004c55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d16d9" officeooo:paragraph-rsid="0004c55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c6e5a" officeooo:paragraph-rsid="0004c55e" style:font-size-asian="12pt" style:font-size-complex="12pt"/>
    </style:style>
    <style:style style:name="P11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officeooo:rsid="0052b9a8" officeooo:paragraph-rsid="0004c55e" style:font-size-asian="12pt" style:font-size-complex="12pt"/>
    </style:style>
    <style:style style:name="T1" style:family="text">
      <style:text-properties officeooo:rsid="013288e5"/>
    </style:style>
    <style:style style:name="T2" style:family="text">
      <style:text-properties officeooo:rsid="0348aa94"/>
    </style:style>
    <style:style style:name="T3" style:family="text">
      <style:text-properties officeooo:rsid="01914548"/>
    </style:style>
    <style:style style:name="T4" style:family="text">
      <style:text-properties officeooo:rsid="00547873"/>
    </style:style>
    <style:style style:name="T5" style:family="text">
      <style:text-properties officeooo:rsid="00573fd7"/>
    </style:style>
    <style:style style:name="T6" style:family="text">
      <style:text-properties officeooo:rsid="005a8f8a"/>
    </style:style>
    <style:style style:name="T7" style:family="text">
      <style:text-properties fo:color="#252525" fo:font-weight="normal" officeooo:rsid="0010dad4"/>
    </style:style>
    <style:style style:name="T8" style:family="text">
      <style:text-properties officeooo:rsid="0130cf05"/>
    </style:style>
    <style:style style:name="T9" style:family="text">
      <style:text-properties officeooo:rsid="0061286f"/>
    </style:style>
    <style:style style:name="T10" style:family="text">
      <style:text-properties officeooo:rsid="01930963"/>
    </style:style>
    <style:style style:name="T11" style:family="text">
      <style:text-properties officeooo:rsid="005bbb74"/>
    </style:style>
    <style:style style:name="T12" style:family="text">
      <style:text-properties officeooo:rsid="005e84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/>
      <text:p text:style-name="P2"/>
      <text:p text:style-name="P2">В конце месяца я поехал в Нежин на выпускной вечер четвёртого курса, потому что обещал Надьке.</text:p>
      <text:p text:style-name="P2"><text:span text:style-name="T2">Вечер</text:span> проходил в Зале торжеств на первом этаже столовой.</text:p>
      <text:p text:style-name="P2">Надька была самой красивой, в длинном платье из лёгкого шифона, как у невест на свадьбе, только розово<text:span text:style-name="T3">е</text:span>.</text:p>
      <text:p text:style-name="P2">Под конец все пошли на берег Остра <text:span text:style-name="T3">позади</text:span> общаг<text:span text:style-name="T3">и</text:span> и устроили костёр из общих тетрадей с конспектами лекций, которые писали четыре года.</text:p>
      <text:p text:style-name="P2">Светила полная луна, костёр бесцельно горел языками <text:span text:style-name="T4">националистически </text:span>жёлто-синего пламени.</text:p>
      <text:p text:style-name="P2">Бывшие студенты разобщённо стояли глядя в огонь — дальше уже каждый за себя — а вокруг по тёмной траве бродил кругами преподаватель <text:span text:style-name="T3">по </text:span>теор<text:span text:style-name="T2">етической </text:span>грамматик<text:span text:style-name="T2">е</text:span>.</text:p>
      <text:p text:style-name="P3">Он был карликом — всем по пояс, но <text:span text:style-name="T3">про него </text:span>говорили, что <text:span text:style-name="T3">он </text:span>очень умный.</text:p>
      <text:p text:style-name="P3">Одна из выпускниц, самая некрасивая и, по с<text:span text:style-name="T5">плетня</text:span>м, тупая и грубая, согласилась выйти за него замуж, чтобы не ехать по распределению <text:s/>в сел<text:span text:style-name="T3">о</text:span>. </text:p>
      <text:p text:style-name="P3">Сама она тоже была из села, так что знала от чего отказывается, делая такой выбор.</text:p>
      <text:p text:style-name="P3"/>
      <text:p text:style-name="P4">Для нашей прощальной брачной ночи с Надькой мы поднялись в её комнату, где даже были занавесочки на окнах.</text:p>
      <text:p text:style-name="P4">Мы прощались, засыпали и просыпались, и снова прощались; и брассом, и кролем, <text:span text:style-name="T3">и </text:span>на спине, и вольным стилем.</text:p>
      <text:p text:style-name="P4">Когда белесый свет утра <text:span text:style-name="T3">начал вливаться</text:span> поверх занавесок <text:span text:style-name="T3">в</text:span> комнату <text:span text:style-name="T6">и </text:span>она потянулась за первым в своей жизни минетом, <text:s/>я устало отстранился. </text:p>
      <text:p text:style-name="P4">Пускай её будущему мужу хоть в чём-то достанется быть первым.</text:p>
      <text:p text:style-name="P4">Всем нам — рогатикам — нужно по-братски делиться друг с другом.</text:p>
      <text:p text:style-name="P4"/>
      <text:p text:style-name="P5">Мужику делать нечего, так он работу себе находит.</text:p>
      <text:p text:style-name="P5">Хата на Декабристов 13 с лихвой обеспечила моего отца заполнением досуга, а он, в свою очередь, и меня запрягал в реконструкцию инфраструктуры.</text:p>
      <text:p text:style-name="P5">Обложить кирпичом стены погреба под кухней, поставить новый забор с калиткой, летний душ рядом с сараем, утеплённый туалет в огороде, проложить кирпичные дорожки, чтоб осенью грязь не месить. Дел на лето всегда найдётся.</text:p>
      <text:p text:style-name="P5"/>
      <text:p text:style-name="P5">Для заполнения своего культурного досуга я отправлялся к Ляльке.</text:p>
      <text:p text:style-name="P5">Он жил аж на Миру, на втором этаже одной из краснокирпичных пятиэтажек между кинотеатром «Мир» и Универмагом; в той, что рядом с кафе-мороженым «Снежинка».</text:p>
      <text:p text:style-name="P5">Отец его по молодости блатовал, а под старость стал идейным вдохновителем следующих поколений блатняков.</text:p>
      <text:p text:style-name="P5">Возвращаясь с зоны, они с умилением вспоминали, как Лялькин стар<text:span text:style-name="T7">ы́</text:span>й приходил на заседание их суда в пиджаке поверх одной майки, давал напутственные наставления, <text:span text:style-name="T8">чтоб</text:span> и там держа<text:span text:style-name="T8">ли</text:span> хвост пистолетом, пререкался с судьёй и принудительно покидал зал.</text:p>
      <text:p text:style-name="P5">Его я не застал.</text:p>
      <text:p text:style-name="P5">Зато его тёща, Лялькина бабка, всё ещё жила затворницей в спальне с видом на рубероид крыши «Снежинки» вместе с дряхлой, но злой болонкой Бэбой.</text:p>
      <text:p text:style-name="P6">Лялька сменил своего пахана насчёт моральной поддержки подзалетевшим хлопцам. </text:p>
      <text:p text:style-name="P6">На суды он не ходил, но знал когда кого отправляют в места отбывания срока и приходил на Вокзал попрощаться через решётку прицепного спецвагона, <text:span text:style-name="T3">он же «столыпин»</text:span>. </text:p>
      <text:p text:style-name="P6"/>
      <text:p text:style-name="P5">Балкон гостиной <text:span text:style-name="T8">Лялькиной квартиры </text:span>выходил в широкий <text:span text:style-name="T9">тихий </text:span>двор между пятиэтажками, где изредка росли тенистые яблони и стояла заколоченная хата для подрастающих блатарей. <text:soft-page-break/>В голубятне над <text:span text:style-name="T3">хатой</text:span> младший брат Ляльки, Раб, он же Рабентус, держал голубей, когда бывал на воле.</text:p>
      <text:p text:style-name="P5">Мать, Мария Антоновна, портниха из ателье позади Главпочтамта, когда-то мечтала, чтобы Лялька стал скрипачом и даже купила скрипку, которую он прятал в заколоченной хате, типа, отправляясь на урок. </text:p>
      <text:p text:style-name="P5">Так что привить она смогла лишь любовь к хорошей одежде.</text:p>
      <text:p text:style-name="P5">Рубашечки, джинсы Ляльки всегда подогнаны были тип-то<text:span text:style-name="T9">п</text:span>.</text:p>
      <text:p text:style-name="P5">Хотя музыку он тоже любил, н<text:span text:style-name="T10">е</text:span> то что Рабентус, у которого интересы только к голубям, да насчёт пожрать; потому-то <text:span text:style-name="T10">Раб</text:span> в два раза толще стройно шотландистого Ляльки.</text:p>
      <text:p text:style-name="P5">На том балконе мы с ним слушали Чеслава Немана, «Слейд», «АС/ДС».</text:p>
      <text:p text:style-name="P5">Когда в дверь звонили, Лялька выходил в прихожую и вёл посетителя на кухню — он по мелочам толкал <text:span text:style-name="T10">им </text:span>шмотки.</text:p>
      <text:p text:style-name="P7">Если же это оказывался не клиент, а кто-то из кентов Раба, или просто из городских резаков — типа Графа-младшего, или Коня, или так далее — что продёргивали через двор и завернули на звук динамиков (хата пользовалась династическим уважением) побазарить про свои понятия, что всё должно быть по справедливости, то Лялька ставил <text:span text:style-name="T8">совсем уж полный <text:s/></text:span>хард-рок — «Эроу-Смит», или «Блэк Шабаш». </text:p>
      <text:p text:style-name="P7">Эти доморощенные натур-философы понятий справедливости больше одной песни не выдерживали и покидали застеленный <text:span text:style-name="T10">жёстким </text:span>ковром диван.</text:p>
      <text:p text:style-name="P7">Лялька вздыхал им вслед, подкатив глаза качал головой, что это жлобьё вконец окабанели — но что поделаешь, традиции обязывают — приглаживал кардинальскую бородку и ставил Энгельберта Хампердинка.</text:p>
      <text:p text:style-name="P7">Вообще-то, у него имелась тяга к знаниям и он не стыдился и не скрывал этого. Однажды, <text:span text:style-name="T10">например, </text:span><text:s/><text:span text:style-name="T10">он </text:span>попросил меня объяснить слово «эксцесс», услышанное от меня же.</text:p>
      <text:p text:style-name="P7">Короче, я нужен был ему как оазис среди всех этих поборников справедливости.</text:p>
      <text:p text:style-name="P7">Безусловно, основным связующим нас звеном была дурь, а в период предсезонного подсоса — колёса; ноксирон, седуксен, кадеинчик — главное знать что с чем и в каких пропорциях.</text:p>
      <text:p text:style-name="P7"/>
      <text:p text:style-name="P7">В Лунатике на танцах он встречался со своей девушкой Валентиной, <text:span text:style-name="T11">у которой были прекрасные испанские глаза, как сказал один резак в виде комплимента:</text:span></text:p>
      <text:p text:style-name="P7">- <text:span text:style-name="T11">Вот так просто взял бы вырезал и — на стенку.</text:span></text:p>
      <text:p text:style-name="P8">Один раз я танцевал с её подружкой Верой Яценко, хотя и знал, что Квэк по ней не первый год страдает, а она неделю с ним походит и опять месяцами не признаёт.</text:p>
      <text:p text:style-name="P8"><text:span text:style-name="T1">После танцев Квэк </text:span>остановил <text:span text:style-name="T10">меня с нею</text:span> <text:span text:style-name="T1">в</text:span> аллее парка, попросил у неё извинения и разрешения переговорить со мной. </text:p>
      <text:p text:style-name="P8">Она пошла дальше в неспешной толпе текущей к выходу из <text:span text:style-name="T10">ночного Лунатика</text:span>, а мы <text:span text:style-name="T10">с Квэком </text:span>отодвинулись к подстриженным кустам, чтоб не мешать движению.</text:p>
      <text:p text:style-name="P8">Я различал, что Квэк бух<text:span text:style-name="T1">ó</text:span>й, <text:span text:style-name="T10">хотя </text:span>не до отруба, но не слабо. </text:p>
      <text:p text:style-name="P8">Он облокотился на меня лбом и, подпёршись, на всякий, взглядом в землю, сказал:</text:p>
      <text:p text:style-name="P8">- Сергей, я был с Ольгой.</text:p>
      <text:p text:style-name="P8">Конечно, эта чистосердечная исповедь меня царапнула, но объяснять ошибочность подобного воззрения — что это не он, а она была с ним, и что она попользовалась не им одним — я не стал.</text:p>
      <text:p text:style-name="P8">Во-первых, под бухаловом такие тонкости он не догонит, а во-вторых, мне надо догонять Веру Яценко.</text:p>
      <text:p text:style-name="P8"/>
      <text:p text:style-name="P8">Я проводил её в один из двухэтажных домов на проспекте Мира и, когда мы стояли в тёмном дворе, туда <text:span text:style-name="T10">же </text:span>нарисовался Квэк <text:span text:style-name="T12">и попёр вперёд с неуместными восклицаниями</text:span>.</text:p>
      <text:p text:style-name="P9">Я сделал пару шагов ему навстречу и нанёс удар в голову. Он свалился и заорал:</text:p>
      <text:p text:style-name="P9">- Так вот как вы встречаете? Подготовились?!</text:p>
      <text:p text:style-name="P9">Наверное, у пьяных и впрямь есть свой ангел-хранитель, но тем превентивным ударом я выбил себе палец на руке и больше бить не мог.</text:p>
      <text:p text:style-name="P9"><text:soft-page-break/>Когда <text:span text:style-name="T10">Квэк </text:span><text:s/>поднялся, поединок перешёл в борцовское единоборство. </text:p>
      <text:p text:style-name="P9">Мы покатались по земле <text:span text:style-name="T10">и после угрозы</text:span> Вера Яценко, <text:span text:style-name="T10">что она</text:span> <text:s/>поз<text:span text:style-name="T10">овёт</text:span> брата, или папу, мы покинули двор.</text:p>
      <text:p text:style-name="P9">Идя в одном и том же направлении мы постепенно разговорились, <text:span text:style-name="T10">затронули</text:span> детали минувшей схватки и <text:span text:style-name="T10">обсудили </text:span>неоспоримые достоинства Веры. </text:p>
      <text:p text:style-name="P9"><text:span text:style-name="T10">К в</text:span>опрос<text:span text:style-name="T10">у об</text:span> Ольг<text:span text:style-name="T10">е мы не возвращались</text:span>.</text:p>
      <text:p text:style-name="P9">На Переезде он сел на «тройку», а я пошёл пешком через Вокзал и вдоль путей на улицу Декабристов, потому что у меня слегка кровоточило плечо, ободранное о шлаковое покрытие дорожки во дворе двухэтажки. </text:p>
      <text:p text:style-name="P10">Шлак хорош от осенней грязи, но как татáми он <text:span text:style-name="T10">занимает</text:span> втор<text:span text:style-name="T10">ое</text:span> мест<text:span text:style-name="T10">о</text:span> после гаревой дорожки.</text:p>
      <text:p text:style-name="P9">На следующ<text:span text:style-name="T10">ее</text:span> <text:span text:style-name="T10">утро</text:span> пришлось говорить родителям, что это я упал с велосипеда — традиционная отмазка, которая вызывает понимающую ухмылку спросившего.</text:p>
      <text:p text:style-name="P9"/>
      <text:p text:style-name="P1"><text:span text:style-name="T1">(...н</text:span>аверное, ангелы-хранители тоже уходят на пенсию; через много лет Квэк умер традиционной украинско-мужицкой смертью — заснул в сугробе и замёрз в нескольких метрах от своей хаты.</text:p>
      <text:p text:style-name="P1">Иногда мне кажется, что единственное место, где он ещё существует — это мои воспоминания о нём.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6:43:48.453050169</meta:creation-date>
    <dc:date>2017-03-02T16:43:53.361983909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61" meta:word-count="1154" meta:character-count="7377" meta:non-whitespace-character-count="6248"/>
    <meta:generator>LibreOffice/4.3.3.2$Linux_x86 LibreOffice_project/430m0$Build-2</meta:generator>
  </office:meta>
</office:document-meta>
</file>